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21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2">
          <table:table-cell table:style-name="ce18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maxlake</text:p>
          </table:table-cell>
          <table:table-cell/>
          <table:table-cell table:style-name="ce21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table:number-columns-repeated="19"/>
        </table:table-row>
        <table:table-row table:style-name="ro2">
          <table:table-cell table:style-name="ce18" office:value-type="string" calcext:value-type="string">
            <text:p>lake_vol0_factor</text:p>
          </table:table-cell>
          <table:table-cell/>
          <table:table-cell table:style-name="ce21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2" table:number-rows-repeated="31682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13:40:13.6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7-12-07T13:41:02.716000000</dc:date>
    <meta:editing-cycles>242</meta:editing-cycles>
    <meta:editing-duration>P12DT3H4M37S</meta:editing-duration>
    <meta:document-statistic meta:table-count="3" meta:cell-count="1890" meta:object-count="0"/>
    <meta:user-defined meta:name="Info 1"/>
    <meta:user-defined meta:name="Info 2"/>
    <meta:user-defined meta:name="Info 3"/>
    <meta:user-defined meta:name="Info 4"/>
  </office:meta>
</office:document-meta>
</file>